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9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10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1e8596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13dc92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6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374d35"/>
    </style:style>
    <style:style style:name="P24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5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paragraph-rsid="0011d00d" fo:background-color="#ffffff" style:font-name-asian="Times New Roman1" style:font-name-complex="Times New Roman1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7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28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e8596"/>
    </style:style>
    <style:style style:name="P29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30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31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1fa27f" style:font-name-asian="Times New Roman1" style:font-name-complex="Times New Roman1" style:font-weight-complex="bold"/>
    </style:style>
    <style:style style:name="P32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11d00d" style:font-name-asian="Times New Roman1" style:font-name-complex="Times New Roman1" style:font-weight-complex="bold"/>
    </style:style>
    <style:style style:name="P33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162ca5"/>
    </style:style>
    <style:style style:name="P34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font-variant="normal" fo:text-transform="none" fo:color="#000000" style:font-name="Calibri Light2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35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fo:font-style="italic" style:font-name-asian="Times New Roman1" style:font-style-asian="italic" style:font-name-complex="Times New Roman1" style:font-weight-complex="bold"/>
    </style:style>
    <style:style style:name="T2" style:family="text">
      <style:text-properties fo:color="#000000" style:font-name="Calibri Light1" style:font-name-asian="Times New Roman1" style:font-name-complex="Times New Roman1"/>
    </style:style>
    <style:style style:name="T3" style:family="text">
      <style:text-properties fo:color="#000000" style:font-name="Calibri Light1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2f825e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8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9" style:family="text">
      <style:text-properties fo:color="#000000" style:font-name="Calibri Light1" officeooo:rsid="0026616e" style:font-name-asian="Times New Roman1" style:font-name-complex="Times New Roman1"/>
    </style:style>
    <style:style style:name="T10" style:family="text">
      <style:text-properties fo:color="#000000" style:font-name="Calibri Light1" officeooo:rsid="002705aa" style:font-name-asian="Times New Roman1" style:font-name-complex="Times New Roman1"/>
    </style:style>
    <style:style style:name="T11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2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-asian="Times New Roman1" style:font-name-complex="Times New Roman1" style:font-weight-complex="bold"/>
    </style:style>
    <style:style style:name="T16" style:family="text">
      <style:text-properties fo:color="#000000" officeooo:rsid="0010dfe8" style:font-name-asian="Times New Roman1" style:font-name-complex="Times New Roman1" style:font-weight-complex="bold"/>
    </style:style>
    <style:style style:name="T17" style:family="text">
      <style:text-properties fo:color="#000000" officeooo:rsid="0013dc92" style:font-name-asian="Times New Roman1" style:font-name-complex="Times New Roman1" style:font-weight-complex="bold"/>
    </style:style>
    <style:style style:name="T18" style:family="text">
      <style:text-properties fo:color="#000000" officeooo:rsid="001fa27f" style:font-name-asian="Times New Roman1" style:font-name-complex="Times New Roman1" style:font-weight-complex="bold"/>
    </style:style>
    <style:style style:name="T19" style:family="text">
      <style:text-properties fo:color="#000000" officeooo:rsid="00243ec1" style:font-name-asian="Times New Roman1" style:font-name-complex="Times New Roman1" style:font-weight-complex="bold"/>
    </style:style>
    <style:style style:name="T20" style:family="text">
      <style:text-properties fo:color="#000000" fo:background-color="#ffffff" loext:char-shading-value="0" style:font-name-asian="Times New Roman1" style:font-name-complex="Times New Roman1"/>
    </style:style>
    <style:style style:name="T21" style:family="text">
      <style:text-properties fo:color="#000000" style:font-name="Calibri Light2" style:font-name-asian="Times New Roman1" style:font-name-complex="Times New Roman1" style:font-weight-complex="bold"/>
    </style:style>
    <style:style style:name="T22" style:family="text">
      <style:text-properties fo:color="#000000" style:font-name="Calibri Light2" officeooo:rsid="00188ad8" style:font-name-asian="Times New Roman1" style:font-name-complex="Times New Roman1" style:font-weight-complex="bold"/>
    </style:style>
    <style:style style:name="T23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4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25" style:family="text">
      <style:text-properties style:font-name="Calibri Light1"/>
    </style:style>
    <style:style style:name="T26" style:family="text">
      <style:text-properties style:font-name="Calibri Light1" fo:font-style="italic" style:font-style-asian="italic" style:font-style-complex="italic"/>
    </style:style>
    <style:style style:name="T27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28" style:family="text">
      <style:text-properties style:font-name="Calibri Light1" fo:font-style="italic" style:font-name-asian="Times New Roman1" style:font-style-asian="italic" style:font-name-complex="Times New Roman1" style:font-weight-complex="bold"/>
    </style:style>
    <style:style style:name="T29" style:family="text">
      <style:text-properties style:font-name="Calibri Light1" style:font-style-complex="italic"/>
    </style:style>
    <style:style style:name="T30" style:family="text">
      <style:text-properties style:font-name="Calibri Light1" officeooo:rsid="00319461" style:font-style-complex="italic"/>
    </style:style>
    <style:style style:name="T31" style:family="text">
      <style:text-properties style:font-name="Calibri Light1" officeooo:rsid="00182a72"/>
    </style:style>
    <style:style style:name="T32" style:family="text">
      <style:text-properties style:font-name="Calibri Light1" officeooo:rsid="001fa27f"/>
    </style:style>
    <style:style style:name="T33" style:family="text">
      <style:text-properties style:font-name="Calibri Light1" officeooo:rsid="002fbc15"/>
    </style:style>
    <style:style style:name="T34" style:family="text">
      <style:text-properties style:font-name="Calibri Light1" officeooo:rsid="00374d35"/>
    </style:style>
    <style:style style:name="T35" style:family="text">
      <style:text-properties style:font-name="Calibri Light1" fo:font-style="normal" style:font-style-asian="normal" style:font-style-complex="normal"/>
    </style:style>
    <style:style style:name="T36" style:family="text">
      <style:text-properties style:font-name="Calibri Light1" fo:font-style="normal" officeooo:rsid="001aad1a" style:font-style-asian="normal" style:font-style-complex="normal"/>
    </style:style>
    <style:style style:name="T37" style:family="text">
      <style:text-properties style:font-name="Calibri Light1" fo:font-style="normal" officeooo:rsid="001d8970" style:font-style-asian="normal" style:font-style-complex="normal"/>
    </style:style>
    <style:style style:name="T38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39" style:family="text">
      <style:text-properties style:font-name="Calibri Light1" fo:font-style="normal" officeooo:rsid="00388b88" fo:background-color="#ffffff" loext:char-shading-value="0" style:font-name-asian="Times New Roman1" style:font-style-asian="normal" style:font-name-complex="Times New Roman1" style:font-style-complex="normal"/>
    </style:style>
    <style:style style:name="T40" style:family="text">
      <style:text-properties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41" style:family="text">
      <style:text-properties style:font-name="Calibri Light1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42" style:family="text">
      <style:text-properties style:font-name="Calibri Light1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43" style:family="text">
      <style:text-properties style:font-name="Calibri Light1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44" style:family="text">
      <style:text-properties style:font-name="Calibri Light1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45" style:family="text">
      <style:text-properties style:font-name="Calibri Light1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46" style:family="text">
      <style:text-properties style:font-name="Calibri Light1" fo:background-color="#ffffff" loext:char-shading-value="0" style:font-name-asian="Times New Roman1" style:font-name-complex="Times New Roman1"/>
    </style:style>
    <style:style style:name="T47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48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49" style:family="text">
      <style:text-properties style:font-name="Calibri Light1" style:font-name-asian="Times New Roman1" style:font-name-complex="Times New Roman1" style:font-weight-complex="bold"/>
    </style:style>
    <style:style style:name="T50" style:family="text">
      <style:text-properties style:font-name="Calibri Light1" officeooo:rsid="002f825e" style:font-name-asian="Times New Roman1" style:font-name-complex="Times New Roman1" style:font-weight-complex="bold"/>
    </style:style>
    <style:style style:name="T51" style:family="text">
      <style:text-properties style:font-name="Calibri Light1" officeooo:rsid="0011d00d" style:font-name-asian="Times New Roman1" style:font-name-complex="Times New Roman1" style:font-weight-complex="bold"/>
    </style:style>
    <style:style style:name="T52" style:family="text">
      <style:text-properties fo:color="#808080" style:font-name="Calibri Light2" style:font-name-asian="Times New Roman1" style:font-name-complex="Times New Roman1" style:font-weight-complex="bold"/>
    </style:style>
    <style:style style:name="T53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54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55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56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57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58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59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60" style:family="text">
      <style:text-properties fo:color="#808080" style:font-name="Calibri Light1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61" style:family="text">
      <style:text-properties fo:color="#808080" style:font-name="Calibri Light1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62" style:family="text">
      <style:text-properties fo:color="#808080" style:font-name="Calibri Light1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63" style:family="text">
      <style:text-properties fo:color="#808080" style:font-name="Calibri Light1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64" style:family="text">
      <style:text-properties fo:color="#808080" style:font-name="Calibri Light1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65" style:family="text">
      <style:text-properties fo:color="#808080" style:font-name="Calibri Light1" fo:font-style="normal" style:font-style-asian="normal" style:font-style-complex="normal"/>
    </style:style>
    <style:style style:name="T66" style:family="text">
      <style:text-properties fo:color="#808080" style:font-name="Calibri Light1" fo:font-style="normal" officeooo:rsid="00388b88" style:font-style-asian="normal" style:font-style-complex="normal"/>
    </style:style>
    <style:style style:name="T67" style:family="text">
      <style:text-properties fo:color="#808080" style:font-name="Calibri Light1" style:font-style-complex="italic"/>
    </style:style>
    <style:style style:name="T68" style:family="text">
      <style:text-properties fo:color="#808080" style:font-name="Calibri Light1" officeooo:rsid="00388b88" style:font-style-complex="italic"/>
    </style:style>
    <style:style style:name="T69" style:family="text">
      <style:text-properties fo:color="#808080" style:font-name="Calibri Light1" style:font-name-asian="Times New Roman1" style:font-name-complex="Times New Roman1" style:font-weight-complex="bold"/>
    </style:style>
    <style:style style:name="T70" style:family="text">
      <style:text-properties fo:color="#666666"/>
    </style:style>
    <style:style style:name="T71" style:family="text">
      <style:text-properties fo:color="#666666" style:text-position="super 58%" officeooo:rsid="001fa27f" style:font-name-asian="Times New Roman1" style:font-name-complex="Times New Roman1" style:font-weight-complex="bold"/>
    </style:style>
    <style:style style:name="T72" style:family="text">
      <style:text-properties fo:color="#666666" style:font-name-asian="Times New Roman1" style:font-name-complex="Times New Roman1" style:font-weight-complex="bold"/>
    </style:style>
    <style:style style:name="T73" style:family="text">
      <style:text-properties fo:color="#666666" officeooo:rsid="0013bb34" style:font-name-asian="Times New Roman1" style:font-name-complex="Times New Roman1" style:font-weight-complex="bold"/>
    </style:style>
    <style:style style:name="T74" style:family="text">
      <style:text-properties fo:color="#666666" officeooo:rsid="001fa27f" style:font-name-asian="Times New Roman1" style:font-name-complex="Times New Roman1" style:font-weight-complex="bold"/>
    </style:style>
    <style:style style:name="T75" style:family="text">
      <style:text-properties fo:color="#666666" officeooo:rsid="00144179" style:font-name-asian="Times New Roman1" style:font-name-complex="Times New Roman1" style:font-weight-complex="bold"/>
    </style:style>
    <style:style style:name="T76" style:family="text">
      <style:text-properties fo:color="#666666" fo:font-weight="normal" style:font-weight-asian="normal" style:font-weight-complex="normal"/>
    </style:style>
    <style:style style:name="T77" style:family="text">
      <style:text-properties fo:color="#666666" officeooo:rsid="0011d00d"/>
    </style:style>
    <style:style style:name="T78" style:family="text">
      <style:text-properties fo:color="#666666" officeooo:rsid="00144179"/>
    </style:style>
    <style:style style:name="T79" style:family="text">
      <style:text-properties officeooo:rsid="00144179"/>
    </style:style>
    <style:style style:name="T80" style:family="text">
      <style:text-properties officeooo:rsid="00159d25"/>
    </style:style>
    <style:style style:name="T81" style:family="text">
      <style:text-properties style:font-name-asian="Times New Roman1" style:font-name-complex="Times New Roman1"/>
    </style:style>
    <style:style style:name="T82" style:family="text">
      <style:text-properties officeooo:rsid="00159d25" style:font-name-asian="Times New Roman1" style:font-name-complex="Times New Roman1"/>
    </style:style>
    <style:style style:name="T83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85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86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87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88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89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90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91" style:family="text">
      <style:text-properties officeooo:rsid="00182a72"/>
    </style:style>
    <style:style style:name="T92" style:family="text">
      <style:text-properties style:font-name="Lato Hairline1"/>
    </style:style>
    <style:style style:name="T93" style:family="text">
      <style:text-properties officeooo:rsid="001fa27f"/>
    </style:style>
    <style:style style:name="T94" style:family="text">
      <style:text-properties officeooo:rsid="00219955"/>
    </style:style>
    <style:style style:name="T95" style:family="text">
      <style:text-properties officeooo:rsid="0022a991"/>
    </style:style>
    <style:style style:name="T96" style:family="text">
      <style:text-properties officeooo:rsid="0027e78a"/>
    </style:style>
    <style:style style:name="T97" style:family="text">
      <style:text-properties officeooo:rsid="002aaaa6"/>
    </style:style>
    <style:style style:name="T98" style:family="text">
      <style:text-properties officeooo:rsid="002c84d4"/>
    </style:style>
    <style:style style:name="T99" style:family="text">
      <style:text-properties fo:font-style="normal" style:font-name-asian="Times New Roman1" style:font-style-asian="normal" style:font-name-complex="Times New Roman1" style:font-style-complex="normal"/>
    </style:style>
    <style:style style:name="T100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101" style:family="text">
      <style:text-properties fo:font-style="italic" officeooo:rsid="000f989d" style:font-name-asian="Times New Roman1" style:font-style-asian="italic" style:font-name-complex="Times New Roman1"/>
    </style:style>
    <style:style style:name="T102" style:family="text">
      <style:text-properties officeooo:rsid="00388b88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custom-shape text:anchor-type="paragraph" draw:z-index="0" draw:name="Text Box 2" draw:style-name="gr1" draw:text-style-name="P36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19">thung1@binghamton.edu <text:s text:c="6"/>(646) 436-9103</text:p><text:p text:style-name="P20"><text:span text:style-name="T81">timhung.me </text:span><text:span text:style-name="T82"><text:tab/></text:span><text:span text:style-name="T81"> <text:tab/><text:tab/> <text:s text:c="2"/>github.com/AvocadosConstant</text:span></text:p><text:p text:style-name="P18">linkedin.com/in/timhung1 <text:s text:c="2"/><text:tab/> <text:s text:c="2"/>devpost.com/AvocadosConstant</text:p></draw:text-box></draw:frame><draw:line text:anchor-type="paragraph" draw:z-index="2" draw:style-name="gr2" draw:text-style-name="P37" svg:x1="2.6709in" svg:y1="0.0008in" svg:x2="2.6709in" svg:y2="0.7299in"><text:p/></draw:line><text:span text:style-name="T92">Tim Hung</text:span> </text:p>
      <text:p text:style-name="P10">Education</text:p>
      <text:p text:style-name="P4">Binghamton University, State University of New York, Thomas J. Watson School of Engineering and Applied Science</text:p>
      <text:p text:style-name="P11"><text:span text:style-name="T99">Bachelor of Science in Computer Science and Bachelor of Arts in Mathematic</text:span><text:span text:style-name="T100">s</text:span><text:span text:style-name="T101"><text:tab/><text:tab/><text:tab/> <text:s text:c="10"/></text:span><text:span text:style-name="T81">Expected May ‘18</text:span></text:p>
      <text:p text:style-name="P9"><text:span text:style-name="T2"><text:tab/>Lyle &amp; Dorothy Feisel Scholarship | Univers</text:span><text:bookmark text:name="_GoBack"/><text:span text:style-name="T2">ity Scholars Program (Top 2%) </text:span><text:span text:style-name="T9">| </text:span><text:bookmark text:name="firstHeading"/><text:span text:style-name="T88">ΠM</text:span><text:span text:style-name="T10">E M</text:span><text:span text:style-name="T9">ath Honor Society</text:span><text:span text:style-name="T2"> </text:span></text:p>
      <text:p text:style-name="P17">Skills</text:p>
      <text:p text:style-name="P22"><text:span text:style-name="T19">Coursework</text:span><text:span text:style-name="T3"> <text:tab/></text:span><text:span text:style-name="T5">Data Structures, Algorithms, Automata Theory, Operating Systems, Graph Theory, </text:span><text:span text:style-name="T7">Combinatorics</text:span></text:p>
      <text:p text:style-name="P23"><text:span text:style-name="T15">Technical</text:span><text:span text:style-name="T3"> <text:tab/>Java, JavaScript, C++, C, </text:span><text:span text:style-name="T5">C</text:span><text:span text:style-name="T89">♯, HTML, CSS , </text:span><text:span text:style-name="T90">Python</text:span></text:p>
      <text:p text:style-name="P23"><text:span text:style-name="T16">T</text:span><text:span text:style-name="T15">ools</text:span><text:span text:style-name="T3"> <text:tab/><text:tab/></text:span><text:span text:style-name="T4">Node.js, </text:span><text:span text:style-name="T8">Open CV, </text:span><text:span text:style-name="T3">UNIX Command Line, Git, </text:span><text:span text:style-name="T4">Vim, </text:span><text:span text:style-name="T5">MS Azure, </text:span><text:span text:style-name="T3">Adobe CS6</text:span></text:p>
      <text:p text:style-name="P21"><text:span text:style-name="T15">Languages</text:span><text:span text:style-name="T3"> <text:tab/></text:span><text:span text:style-name="T58">Fluen</text:span><text:span text:style-name="T59">t</text:span><text:span text:style-name="T58">: </text:span><text:span text:style-name="T3">English, Mandarin Chinese | </text:span><text:span text:style-name="T58">Proficient: </text:span><text:span text:style-name="T3">Spanish, Taiwanese Hokkien</text:span></text:p>
      <text:p text:style-name="P16">Experience</text:p>
      <text:p text:style-name="P2"><text:span text:style-name="T102">Bloomberg L.P.</text:span><text:tab/><text:tab/><text:tab/><text:tab/><text:tab/><text:tab/><text:tab/><text:tab/><text:tab/><text:tab/> <text:s text:c="2"/><text:tab/><text:tab/> <text:s/><text:span text:style-name="T102">New York</text:span>, <text:span text:style-name="T102">NY</text:span></text:p>
      <text:p text:style-name="P2"><text:span text:style-name="T66">Software Engineering</text:span><text:span text:style-name="T65"> Intern <text:s/></text:span><text:span text:style-name="T26"><text:tab/><text:tab/><text:tab/><text:tab/><text:tab/> <text:s text:c="11"/><text:tab/><text:tab/> <text:s text:c="9"/><text:tab/> <text:tab/> <text:s text:c="13"/></text:span><text:span text:style-name="T68">Starting M</text:span><text:span text:style-name="T67">ay ’1</text:span><text:span text:style-name="T68">7</text:span></text:p>
      <text:p text:style-name="P1">Microsoft Corporation<text:tab/><text:tab/><text:tab/><text:tab/><text:tab/><text:tab/><text:tab/><text:tab/><text:tab/><text:tab/><text:tab/> <text:s text:c="2"/><text:span text:style-name="T96">Bellevue</text:span>, WA</text:p>
      <text:p text:style-name="P14"><text:span text:style-name="T36">Cortana</text:span><text:span text:style-name="T35"> Developer/P</text:span><text:span text:style-name="T37">roduct </text:span><text:span text:style-name="T35">M</text:span><text:span text:style-name="T37">anager</text:span><text:span text:style-name="T35"> Intern <text:s/></text:span><text:span text:style-name="T26"><text:tab/><text:tab/><text:tab/><text:tab/><text:tab/> <text:s text:c="11"/><text:tab/><text:tab/> <text:s text:c="10"/></text:span><text:span text:style-name="T29">May ’16 – </text:span><text:span text:style-name="T30">Aug '16</text:span></text:p>
      <text:list xml:id="list5876682902489888002" text:style-name="WWNum25">
        <text:list-item>
          <text:p text:style-name="P24">Developed platform to extend Cortana compatibility with over 300 new services in a team of 3</text:p>
        </text:list-item>
      </text:list>
      <text:p text:style-name="P3">Binghamton University Computer Science Department<text:tab/><text:tab/><text:tab/><text:tab/><text:tab/> <text:s text:c="9"/>Binghamton, NY</text:p>
      <text:p text:style-name="P15"><text:span text:style-name="T38">Course Assistant for CS-140: Object Oriented Programming <text:s/></text:span><text:span text:style-name="T27"><text:tab/><text:tab/><text:tab/><text:tab/><text:tab/> <text:s text:c="13"/></text:span><text:span text:style-name="T47">Sep ’15 – </text:span><text:span text:style-name="T48">Jan '16</text:span></text:p>
      <text:list xml:id="list12830025284941" text:continue-numbering="true" text:style-name="WWNum25">
        <text:list-item>
          <text:p text:style-name="P26">Guide<text:span text:style-name="T95">d</text:span>, <text:span text:style-name="T95">taught</text:span>, grade<text:span text:style-name="T95">d, and held office hours for </text:span>class of <text:span text:style-name="T98">30</text:span> students</text:p>
        </text:list-item>
      </text:list>
      <text:p text:style-name="P3">Binghamton University Information Technology Services<text:tab/><text:tab/><text:tab/><text:tab/> <text:s text:c="21"/>Binghamton, NY</text:p>
      <text:p text:style-name="P15"><text:span text:style-name="T38">Residential Computer Consultant </text:span><text:span text:style-name="T27"><text:tab/><text:tab/><text:tab/><text:tab/><text:tab/><text:tab/><text:tab/><text:tab/> <text:s text:c="10"/></text:span><text:span text:style-name="T47">Aug ’15 – </text:span><text:span text:style-name="T48">May '16</text:span></text:p>
      <text:list xml:id="list12829530706006" text:continue-numbering="true" text:style-name="WWNum25">
        <text:list-item>
          <text:p text:style-name="P25">Provide<text:span text:style-name="T94">d</text:span> house calls <text:span text:style-name="T79">for</text:span> students <text:span text:style-name="T79">to</text:span> troubleshoot technical problems</text:p>
        </text:list-item>
      </text:list>
      <text:p text:style-name="P8"><text:span text:style-name="T24">Binghamton ACM Student Chapter</text:span><text:span text:style-name="T23"> Executive Board<text:tab/><text:tab/><text:tab/><text:tab/><text:tab/><text:tab/> <text:s text:c="9"/>Binghamton, NY</text:span><text:span text:style-name="T20"><text:tab/></text:span></text:p>
      <text:p text:style-name="P15"><text:span text:style-name="T39">President</text:span><text:span text:style-name="T38"> </text:span><text:span text:style-name="T46"><text:tab/><text:tab/><text:tab/><text:tab/><text:tab/><text:tab/><text:tab/><text:tab/> <text:s text:c="13"/><text:tab/><text:tab/><text:tab/><text:tab/>Jan ’15 - Present</text:span></text:p>
      <text:list xml:id="list12830377921257" text:continue-numbering="true" text:style-name="WWNum25">
        <text:list-item>
          <text:p text:style-name="P27"><text:span text:style-name="T14">O</text:span><text:span text:style-name="T12">rganize </text:span><text:span text:style-name="T11">monthly ACM Programming Competitions </text:span><text:span text:style-name="T13">and weekly workshops </text:span><text:span text:style-name="T14">to promote computer science</text:span></text:p>
        </text:list-item>
      </text:list>
      <text:p text:style-name="P16">Projects</text:p>
      <text:p text:style-name="P12"><text:span text:style-name="T18">My Facebook Home</text:span><text:span text:style-name="T15"> </text:span><text:span text:style-name="T73">| </text:span><text:span text:style-name="T74">HackDFW</text:span><text:span text:style-name="T72"> </text:span><text:span text:style-name="T75">| </text:span><text:span text:style-name="T74">1</text:span><text:span text:style-name="T71">st</text:span><text:span text:style-name="T74"> </text:span><text:span text:style-name="T72">Place </text:span><text:span text:style-name="T74">out of</text:span><text:span text:style-name="T72"> </text:span><text:span text:style-name="T74">over 350 competitors</text:span><text:span text:style-name="T15"> <text:s text:c="4"/><text:tab/> <text:s text:c="15"/><text:tab/><text:tab/> <text:s text:c="7"/></text:span><text:span text:style-name="T18">Dallas, TX</text:span></text:p>
      <text:p text:style-name="P28"><text:span text:style-name="T41">Full Stack </text:span><text:span text:style-name="T42">Developer</text:span><text:span text:style-name="T49"><text:tab/><text:tab/><text:tab/><text:tab/><text:tab/><text:tab/><text:tab/> <text:s text:c="14"/><text:tab/><text:tab/><text:tab/><text:tab/> </text:span><text:span text:style-name="T50">Apr</text:span><text:span text:style-name="T49"> ‘1</text:span><text:span text:style-name="T50">6</text:span></text:p>
      <text:list xml:id="list12830477962163" text:continue-numbering="true" text:style-name="WWNum25">
        <text:list-item>
          <text:p text:style-name="P30"><text:span text:style-name="T31">Developed</text:span><text:span text:style-name="T25"> </text:span><text:span text:style-name="T32">a home automation chat bot for Facebook Messenger in 24 hours </text:span><text:span text:style-name="T34">in</text:span><text:span text:style-name="T31"> a team of </text:span><text:span text:style-name="T33">3</text:span></text:p>
        </text:list-item>
        <text:list-item>
          <text:p text:style-name="P31">Wrote a<text:span text:style-name="T97">n</text:span> NLP backend to parse command recognition and a web client to serve as <text:span text:style-name="T97">a </text:span>home security camera</text:p>
        </text:list-item>
      </text:list>
      <text:p text:style-name="P6">dinotes <text:span text:style-name="T76">| Hack the Dinos</text:span><text:tab/><text:tab/><text:tab/><text:tab/><text:tab/><text:tab/><text:tab/> American Museum of Natural History</text:p>
      <text:p text:style-name="P15"><text:span text:style-name="T43">Front End </text:span><text:span text:style-name="T40">Developer</text:span><text:span text:style-name="T28"><text:tab/><text:tab/><text:tab/></text:span><text:span text:style-name="T49"><text:tab/><text:tab/><text:tab/><text:tab/><text:tab/><text:tab/><text:tab/><text:tab/> <text:s text:c="3"/><text:tab/></text:span><text:span text:style-name="T51">Nov</text:span><text:span text:style-name="T49"> ‘15</text:span></text:p>
      <text:list xml:id="list12829510315609" text:continue-numbering="true" text:style-name="WWNum25">
        <text:list-item>
          <text:p text:style-name="P33"><text:span text:style-name="T83">Create</text:span><text:span text:style-name="T84">d</text:span><text:span text:style-name="T83"> </text:span><text:span text:style-name="T84">a field notebook web app t</text:span><text:span text:style-name="T83">o </text:span><text:span text:style-name="T84">aid paleontologists i</text:span><text:span text:style-name="T83">n </text:span><text:span text:style-name="T84">d</text:span><text:span text:style-name="T83">ocumenting </text:span><text:span text:style-name="T84">e</text:span><text:span text:style-name="T83">xpeditions </text:span><text:span text:style-name="T87">in </text:span><text:span text:style-name="T84"><text:s/>a team </text:span><text:span text:style-name="T85">of </text:span><text:span text:style-name="T86">5</text:span></text:p>
        </text:list-item>
        <text:list-item>
          <text:p text:style-name="P34">Built <text:span text:style-name="T93">cross</text:span>-device friendly <text:span text:style-name="T93">web client</text:span> with responsive design <text:span text:style-name="T97">using Materialize.css</text:span></text:p>
        </text:list-item>
      </text:list>
      <text:p text:style-name="P5">numismatic <text:span text:style-name="T77">| </text:span><text:span text:style-name="T70">HackBU </text:span><text:span text:style-name="T78">|</text:span><text:span text:style-name="T70"> ‘It Just Works” Prize from Google</text:span><text:tab/><text:tab/><text:tab/><text:tab/><text:tab/>Binghamton University</text:p>
      <text:p text:style-name="P15"><text:span text:style-name="T40">Full Stack Developer</text:span><text:span text:style-name="T28"><text:tab/><text:tab/><text:tab/></text:span><text:span text:style-name="T49"><text:tab/><text:tab/><text:tab/><text:tab/><text:tab/><text:tab/><text:tab/><text:tab/> <text:s text:c="3"/><text:tab/>Mar ‘15</text:span></text:p>
      <text:list xml:id="list12830112945111" text:continue-numbering="true" text:style-name="WWNum25">
        <text:list-item>
          <text:p text:style-name="P32"><text:span text:style-name="T91">Developed</text:span> a Google Chrome extension that converts currency in-line on web pages to a user’s preferred currency</text:p>
        </text:list-item>
        <text:list-item>
          <text:p text:style-name="P32">Implemented Chrome and currency conversion APIs, and wrote in JavaScript, HTML, and CSS</text:p>
        </text:list-item>
      </text:list>
      <text:p text:style-name="P5">Never Leave Terminal <text:span text:style-name="T77">| </text:span><text:span text:style-name="T70">hackNY 11 </text:span><text:span text:style-name="T78">| </text:span><text:span text:style-name="T70">Most API’s Prize</text:span><text:tab/><text:tab/><text:tab/><text:tab/><text:tab/><text:tab/> <text:s text:c="3"/>Columbia University</text:p>
      <text:p text:style-name="P15"><text:span text:style-name="T44">Back End</text:span><text:span text:style-name="T45"> </text:span><text:span text:style-name="T40">Developer</text:span><text:span text:style-name="T28"><text:tab/><text:tab/><text:tab/><text:tab/><text:tab/><text:tab/><text:tab/><text:tab/><text:tab/><text:tab/><text:tab/><text:tab/></text:span><text:span text:style-name="T49">Mar ‘15</text:span></text:p>
      <text:list xml:id="list12829054048433" text:continue-numbering="true" text:style-name="WWNum25">
        <text:list-item>
          <text:p text:style-name="P32">Created a command line app <text:span text:style-name="T80">to</text:span> text, shop, transfer money, and more from terminal <text:span text:style-name="T80">in a team of 2</text:span></text:p>
        </text:list-item>
        <text:list-item>
          <text:p text:style-name="P32"><text:span text:style-name="T91">Utilized</text:span> etsy, twilio, blockchain, giphy, and artsy API’s using <text:span text:style-name="T91">N</text:span>ode.js with npm</text:p>
        </text:list-item>
      </text:list>
      <text:p text:style-name="P16">Competitions</text:p>
      <text:p text:style-name="P13"><text:span text:style-name="T15">ACM Regional Collegiate Programming Competition (ICPC) at Queens College<text:tab/><text:tab/><text:tab/><text:tab/><text:tab/></text:span><text:span text:style-name="T52">Nov </text:span><text:span text:style-name="T69">‘</text:span><text:span text:style-name="T52">1</text:span><text:span text:style-name="T56">5</text:span></text:p>
      <text:p text:style-name="P7"><text:span text:style-name="T15">ACM Programming Competition at Binghamton University </text:span><text:span text:style-name="T53">| 3</text:span><text:span text:style-name="T57">rd</text:span><text:span text:style-name="T53"> overall </text:span><text:span text:style-name="T55">and</text:span><text:span text:style-name="T53"> freshman prize</text:span><text:span text:style-name="T15"><text:tab/><text:tab/><text:tab/></text:span><text:span text:style-name="T69">Dec ‘14</text:span></text:p>
      <text:p text:style-name="P7"><text:span text:style-name="T15">ACM Regional Collegiate Programming Competition (ICPC) at St. Joseph’s College<text:tab/> </text:span><text:span text:style-name="T53">| 4</text:span><text:span text:style-name="T57">th</text:span><text:span text:style-name="T53"> fr</text:span><text:span text:style-name="T54">e</text:span><text:span text:style-name="T53">sh/soph team</text:span><text:span text:style-name="T17"><text:tab/></text:span><text:span text:style-name="T15"><text:tab/></text:span><text:span text:style-name="T69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49</meta:editing-cycles>
    <meta:print-date>2015-04-28T02:00:00</meta:print-date>
    <meta:creation-date>2014-11-04T03:52:00</meta:creation-date>
    <dc:date>2017-01-11T01:28:28.820070068</dc:date>
    <meta:editing-duration>PT8H6M35S</meta:editing-duration>
    <meta:generator>LibreOffice/5.1.4.2$Linux_X86_64 LibreOffice_project/10m0$Build-2</meta:generator>
    <meta:document-statistic meta:table-count="0" meta:image-count="0" meta:object-count="0" meta:page-count="1" meta:paragraph-count="49" meta:word-count="468" meta:character-count="3446" meta:non-whitespace-character-count="26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